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299in" table:align="center"/>
    </style:style>
    <style:style style:name="Table2.A" style:family="table-column">
      <style:table-column-properties style:column-width="1.8063in"/>
    </style:style>
    <style:style style:name="Table2.B" style:family="table-column">
      <style:table-column-properties style:column-width="1.62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bold" officeooo:rsid="00233f8b" officeooo:paragraph-rsid="00233f8b" style:font-size-asian="11pt" style:font-style-asian="normal" style:font-weight-asian="bold" style:font-size-complex="11pt" style:font-style-complex="normal" style:font-weight-complex="bold"/>
    </style:style>
    <style:style style:name="P7"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1" style:family="paragraph" style:parent-style-name="Standard">
      <style:text-properties fo:font-size="11pt" fo:font-style="normal" fo:font-weight="normal" officeooo:rsid="00233f8b" officeooo:paragraph-rsid="00233f8b" style:font-size-asian="11pt" style:font-style-asian="normal" style:font-weight-asian="normal" style:font-size-complex="11pt" style:font-style-complex="normal" style:font-weight-complex="normal"/>
    </style:style>
    <style:style style:name="P12" style:family="paragraph" style:parent-style-name="Standard">
      <style:text-properties fo:font-size="11pt" fo:font-style="normal" officeooo:rsid="001fe717" officeooo:paragraph-rsid="00223c8a" style:font-size-asian="11pt" style:font-style-asian="normal" style:font-size-complex="11pt" style:font-style-complex="normal"/>
    </style:style>
    <style:style style:name="P13" style:family="paragraph" style:parent-style-name="Standard">
      <style:text-properties fo:font-size="11pt" officeooo:rsid="00080ba2" officeooo:paragraph-rsid="00080ba2" style:font-size-asian="11pt" style:font-size-complex="11pt"/>
    </style:style>
    <style:style style:name="P14" style:family="paragraph" style:parent-style-name="Standard">
      <style:text-properties fo:font-size="11pt" officeooo:rsid="00080ba2" officeooo:paragraph-rsid="000eccfd" style:font-size-asian="11pt" style:font-size-complex="11pt"/>
    </style:style>
    <style:style style:name="P15" style:family="paragraph" style:parent-style-name="Standard">
      <style:text-properties fo:font-size="11pt" officeooo:rsid="0009a840" officeooo:paragraph-rsid="0009a840" style:font-size-asian="11pt" style:font-size-complex="11pt"/>
    </style:style>
    <style:style style:name="P16" style:family="paragraph" style:parent-style-name="Standard">
      <style:text-properties fo:font-size="11pt" officeooo:rsid="000eccfd" officeooo:paragraph-rsid="00177ee4" style:font-size-asian="11pt" style:font-size-complex="11pt"/>
    </style:style>
    <style:style style:name="P17"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18" style:family="paragraph" style:parent-style-name="Text_20_body">
      <style:text-properties fo:font-size="22pt" style:font-size-asian="22pt" style:font-size-complex="22pt"/>
    </style:style>
    <style:style style:name="P19"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20"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21" style:family="paragraph" style:parent-style-name="Text_20_body">
      <style:text-properties officeooo:rsid="0009a840"/>
    </style:style>
    <style:style style:name="P22" style:family="paragraph" style:parent-style-name="Text_20_body">
      <style:paragraph-properties fo:text-align="center" style:justify-single-word="false"/>
      <style:text-properties fo:font-size="11pt" officeooo:rsid="0009a840" officeooo:paragraph-rsid="0009a840" style:font-size-asian="11pt" style:font-size-complex="11pt"/>
    </style:style>
    <style:style style:name="P23" style:family="paragraph" style:parent-style-name="Text_20_body">
      <style:paragraph-properties fo:text-align="center" style:justify-single-word="false"/>
      <style:text-properties fo:font-size="11pt" officeooo:rsid="0009a840" officeooo:paragraph-rsid="00147dd2" style:font-size-asian="11pt" style:font-size-complex="11pt"/>
    </style:style>
    <style:style style:name="P24" style:family="paragraph" style:parent-style-name="Text_20_body">
      <style:text-properties officeooo:paragraph-rsid="00147dd2"/>
    </style:style>
    <style:style style:name="P25" style:family="paragraph" style:parent-style-name="Title">
      <style:text-properties fo:font-size="22pt" style:font-size-asian="22pt" style:font-size-complex="22pt"/>
    </style:style>
    <style:style style:name="P26"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27"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28"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29"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30"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31" style:family="paragraph" style:parent-style-name="Heading_20_2">
      <style:text-properties officeooo:paragraph-rsid="00147dd2"/>
    </style:style>
    <style:style style:name="P32" style:family="paragraph" style:parent-style-name="Heading_20_2">
      <style:text-properties officeooo:paragraph-rsid="00252cd5"/>
    </style:style>
    <style:style style:name="P33"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34" style:family="paragraph" style:parent-style-name="Standard" style:list-style-name="L1">
      <style:text-properties fo:font-size="11pt" fo:font-style="italic" officeooo:rsid="00080ba2" officeooo:paragraph-rsid="00223c8a" style:font-size-asian="11pt" style:font-style-asian="italic" style:font-size-complex="11pt" style:font-style-complex="italic"/>
    </style:style>
    <style:style style:name="P35" style:family="paragraph" style:parent-style-name="Standard" style:list-style-name="L2">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36"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center" style:justify-single-word="false"/>
      <style:text-properties fo:font-size="11pt" fo:font-style="normal" fo:font-weight="normal" officeooo:rsid="0009a840" officeooo:paragraph-rsid="00252cd5" style:font-size-asian="11pt" style:font-style-asian="normal" style:font-weight-asian="normal" style:font-size-complex="11pt" style:font-style-complex="normal" style:font-weight-complex="normal"/>
    </style:style>
    <style:style style:name="P38"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39"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40"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41" style:family="paragraph" style:parent-style-name="Text_20_body" style:list-style-name="L5">
      <style:paragraph-properties fo:text-align="start" style:justify-single-word="false"/>
      <style:text-properties fo:font-size="11pt" officeooo:rsid="000bef5c" officeooo:paragraph-rsid="001643ec" style:font-size-asian="11pt" style:font-size-complex="11pt"/>
    </style:style>
    <style:style style:name="P42" style:family="paragraph" style:parent-style-name="Text_20_body" style:list-style-name="L4">
      <style:text-properties fo:font-size="11pt" officeooo:rsid="0009a840" officeooo:paragraph-rsid="00147dd2" style:font-size-asian="11pt" style:font-size-complex="11pt"/>
    </style:style>
    <style:style style:name="P43" style:family="paragraph" style:parent-style-name="Text_20_body" style:list-style-name="L4">
      <style:text-properties fo:font-size="11pt" officeooo:rsid="0009a840" officeooo:paragraph-rsid="00252cd5" style:font-size-asian="11pt" style:font-size-complex="11pt"/>
    </style:style>
    <style:style style:name="P44" style:family="paragraph" style:parent-style-name="Text_20_body" style:list-style-name="L3">
      <style:paragraph-properties fo:text-align="start" style:justify-single-word="false"/>
      <style:text-properties fo:font-size="11pt" fo:font-weight="bold" officeooo:rsid="000bef5c" officeooo:paragraph-rsid="001a958f" style:font-size-asian="11pt" style:font-weight-asian="bold" style:font-size-complex="11pt" style:font-weight-complex="bold"/>
    </style:style>
    <style:style style:name="P45" style:family="paragraph" style:parent-style-name="Text_20_body" style:list-style-name="L6">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46" style:family="paragraph" style:parent-style-name="Text_20_body" style:list-style-name="L7">
      <style:paragraph-properties fo:text-align="start" style:justify-single-word="false"/>
      <style:text-properties fo:font-size="11pt" fo:font-weight="bold" officeooo:rsid="000bef5c" officeooo:paragraph-rsid="00252cd5" style:font-size-asian="11pt" style:font-weight-asian="bold" style:font-size-complex="11pt" style:font-weight-complex="bold"/>
    </style:style>
    <style:style style:name="P47" style:family="paragraph" style:parent-style-name="Text_20_body" style:list-style-name="L7">
      <style:paragraph-properties fo:text-align="start" style:justify-single-word="false"/>
      <style:text-properties fo:font-size="11pt" fo:font-weight="bold" officeooo:rsid="00252cd5" officeooo:paragraph-rsid="00252cd5" style:font-size-asian="11pt" style:font-weight-asian="bold" style:font-size-complex="11pt" style:font-weight-complex="bold"/>
    </style:style>
    <style:style style:name="P48"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P49" style:family="paragraph" style:parent-style-name="Text_20_body">
      <style:text-properties officeooo:paragraph-rsid="00252cd5"/>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fo:font-weight="bold" officeooo:rsid="001fe717" style:font-weight-asian="bold" style:font-weight-complex="bold"/>
    </style:style>
    <style:style style:name="T8" style:family="text">
      <style:text-properties fo:font-weight="bold" officeooo:rsid="00233f8b"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bold" officeooo:rsid="001a958f" fo:background-color="#ffff00" loext:char-shading-value="0" style:font-weight-asian="bold" style:font-weight-complex="bold"/>
    </style:style>
    <style:style style:name="T11" style:family="text">
      <style:text-properties fo:font-weight="bold" officeooo:rsid="00147dd2" fo:background-color="#ffff00" loext:char-shading-value="0" style:font-weight-asian="bold" style:font-weight-complex="bold"/>
    </style:style>
    <style:style style:name="T12" style:family="text">
      <style:text-properties fo:font-weight="bold" officeooo:rsid="001b918b" fo:background-color="#ffff00" loext:char-shading-value="0" style:font-weight-asian="bold" style:font-weight-complex="bold"/>
    </style:style>
    <style:style style:name="T13" style:family="text">
      <style:text-properties officeooo:rsid="0009a840"/>
    </style:style>
    <style:style style:name="T14" style:family="text">
      <style:text-properties fo:font-weight="normal" style:font-weight-asian="normal" style:font-weight-complex="normal"/>
    </style:style>
    <style:style style:name="T15" style:family="text">
      <style:text-properties fo:font-weight="normal" officeooo:rsid="00147dd2" style:font-weight-asian="normal" style:font-weight-complex="normal"/>
    </style:style>
    <style:style style:name="T16" style:family="text">
      <style:text-properties fo:font-weight="normal" officeooo:rsid="00161816" style:font-weight-asian="normal" style:font-weight-complex="normal"/>
    </style:style>
    <style:style style:name="T17" style:family="text">
      <style:text-properties fo:font-weight="normal" officeooo:rsid="001643ec" style:font-weight-asian="normal" style:font-weight-complex="normal"/>
    </style:style>
    <style:style style:name="T18" style:family="text">
      <style:text-properties fo:font-weight="normal" officeooo:rsid="00177ee4" style:font-weight-asian="normal" style:font-weight-complex="normal"/>
    </style:style>
    <style:style style:name="T19" style:family="text">
      <style:text-properties fo:font-weight="normal" officeooo:rsid="00233f8b" style:font-weight-asian="normal" style:font-weight-complex="normal"/>
    </style:style>
    <style:style style:name="T20" style:family="text">
      <style:text-properties fo:font-weight="normal" officeooo:rsid="00252cd5" style:font-weight-asian="normal" style:font-weight-complex="normal"/>
    </style:style>
    <style:style style:name="T21" style:family="text">
      <style:text-properties officeooo:rsid="000eccfd"/>
    </style:style>
    <style:style style:name="T22" style:family="text">
      <style:text-properties officeooo:rsid="0011bbb5"/>
    </style:style>
    <style:style style:name="T23" style:family="text">
      <style:text-properties officeooo:rsid="00147dd2"/>
    </style:style>
    <style:style style:name="T24" style:family="text">
      <style:text-properties officeooo:rsid="00161816"/>
    </style:style>
    <style:style style:name="T25" style:family="text">
      <style:text-properties officeooo:rsid="001643ec"/>
    </style:style>
    <style:style style:name="T26" style:family="text">
      <style:text-properties officeooo:rsid="00177ee4"/>
    </style:style>
    <style:style style:name="T27" style:family="text">
      <style:text-properties officeooo:rsid="001a958f"/>
    </style:style>
    <style:style style:name="T28" style:family="text">
      <style:text-properties fo:background-color="#ffff00" loext:char-shading-value="0"/>
    </style:style>
    <style:style style:name="T29" style:family="text">
      <style:text-properties officeooo:rsid="001b918b" fo:background-color="#ffff00" loext:char-shading-value="0"/>
    </style:style>
    <style:style style:name="T30" style:family="text">
      <style:text-properties officeooo:rsid="001df90c"/>
    </style:style>
    <style:style style:name="T31" style:family="text">
      <style:text-properties officeooo:rsid="001fe717"/>
    </style:style>
    <style:style style:name="T32" style:family="text">
      <style:text-properties officeooo:rsid="00223c8a"/>
    </style:style>
    <style:style style:name="T33" style:family="text">
      <style:text-properties officeooo:rsid="00233f8b"/>
    </style:style>
    <style:style style:name="T34" style:family="text">
      <style:text-properties style:font-name="Liberation Sans" fo:font-size="16.1000003814697pt" fo:font-weight="bold" officeooo:rsid="00252cd5" style:font-name-asian="Microsoft YaHei" style:font-size-asian="16.1000003814697pt" style:font-weight-asian="bold" style:font-name-complex="Arial" style:font-size-complex="16.1000003814697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ontroller Log Packet <text:span text:style-name="T1">F</text:span>ormat</text:p>
      <text:p text:style-name="P19">June 2023</text:p>
      <text:p text:style-name="P18"/>
      <text:p text:style-name="P1"/>
      <text:h text:style-name="Heading_20_2" text:outline-level="2">Background</text:h>
      <text:p text:style-name="P13">The controller logs the data it acquires on the SD card in a file that is made of a sequence of packets whose envelope conforms to the Serial Packet protocol. This document outlines the format of the payload data within those log packets.</text:p>
      <text:p text:style-name="P13"/>
      <text:p text:style-name="P13"/>
      <text:p text:style-name="P15"><text:span text:style-name="T2">Design decision </text:span><text:span text:style-name="T3">#1</text:span>: Time resolution <text:span text:style-name="T26">of</text:span> log events is 1ms.</text:p>
      <text:p text:style-name="P15"/>
      <text:p text:style-name="P16"><text:span text:style-name="T2">Design decision #2:</text:span> <text:span text:style-name="T26">The data points are grouped by channels and the timestamp of data points of each channels are monotonic within the packet and across packets.</text:span></text:p>
      <text:p text:style-name="P16"/>
      <text:p text:style-name="P13"/>
      <text:h text:style-name="Heading_20_2" text:outline-level="2">Overall <text:span text:style-name="T1">packet </text:span>structure</text:h>
      <text:p text:style-name="P14">The log packets are encoded as Serial Packets protocol <text:span text:style-name="T21">packets of type LOG</text:span> (packet type 3) <text:span text:style-name="T23">which contain the following </text:span><text:span text:style-name="T32">parts</text:span><text:span text:style-name="T23">. </text:span></text:p>
      <text:p text:style-name="P13"/>
      <text:p text:style-name="P13"><text:span text:style-name="T2">Packet Data</text:span>:</text:p>
      <text:list xml:id="list4269008449" text:style-name="L1">
        <text:list-item>
          <text:p text:style-name="P33"><text:span text:style-name="T33">Packet </text:span>Header</text:p>
        </text:list-item>
        <text:list-item>
          <text:p text:style-name="P33"><text:span text:style-name="T32">Value Sequence</text:span><text:span text:style-name="T23"> </text:span><text:span text:style-name="T27">1</text:span></text:p>
        </text:list-item>
        <text:list-item>
          <text:p text:style-name="P33"><text:s text:c="3"/>…</text:p>
        </text:list-item>
        <text:list-item>
          <text:p text:style-name="P34"><text:span text:style-name="T32">Value Sequence</text:span><text:span text:style-name="T23"> </text:span><text:span text:style-name="T32">n</text:span></text:p>
        </text:list-item>
      </text:list>
      <text:p text:style-name="P17"/>
      <text:p text:style-name="P12"><text:span text:style-name="T32">Each value sequence contains 1 or more values of a single channel, with fixed time interval between them. A packet can contain multiple value sequences of the same channel but they must be monotonic time-wise such as all values in a value sequence have later time that all values in all previous value sequences of same channel. </text:span><text:span text:style-name="T33">There is not requirements for time monotonically for values of different channels.</text:span></text:p>
      <text:p text:style-name="P17"/>
      <text:p text:style-name="P4"><text:span text:style-name="T33">Packet </text:span>Header:</text:p>
      <text:list xml:id="list2048079900" text:style-name="L2">
        <text:list-item>
          <text:p text:style-name="P35"><text:span text:style-name="T2">UINT8: Packet format version. </text:span>As of June 2023, the only valid version is 1. <text:line-break/></text:p>
        </text:list-item>
        <text:list-item>
          <text:p text:style-name="P38"><text:span text:style-name="T2">UINT32</text:span> : <text:s/><text:span text:style-name="T2">Packet base time in milliseconds</text:span>. <text:s/><text:span text:style-name="T22">This is a device time in milliseconds that is the base timestamp of this packet. These values wrap around after 50 days of device operations, and it’s responsibility of the reader to handle this wraparound gracefully. <text:s/>Typically</text:span><text:span text:style-name="T13"> is typically the time of the earliest event in the packet (time-wise, not by order within the packet), </text:span><text:span text:style-name="T22">it’s not guaranteed.</text:span></text:p>
        </text:list-item>
      </text:list>
      <text:p text:style-name="P7"/>
      <text:p text:style-name="P6">Value Sequence</text:p>
      <text:p text:style-name="P11">Each value sequence has the following format.</text:p>
      <text:p text:style-name="P5"/>
      <text:list xml:id="list2462117057" text:style-name="L3">
        <text:list-item>
          <text:p text:style-name="P39">UINT8: <text:span text:style-name="T23">Channel</text:span> id<text:span text:style-name="T14"> </text:span><text:span text:style-name="T19">(see details below).</text:span><text:line-break/></text:p>
        </text:list-item>
        <text:list-item>
          <text:p text:style-name="P40"><text:soft-page-break/><text:span text:style-name="T9">UINT</text:span><text:span text:style-name="T10">16</text:span><text:span text:style-name="T2">: </text:span><text:span text:style-name="T4">First value</text:span><text:span text:style-name="T7"> </text:span><text:span text:style-name="T4">offset in</text:span><text:span text:style-name="T2"> milliseconds.</text:span> <text:span text:style-name="T31">The time interval, in milliseconds, from the base time of the packet to the time of the first value in this </text:span><text:span text:style-name="T33">sequence</text:span><text:span text:style-name="T31">.</text:span></text:p>
        </text:list-item>
        <text:list-item>
          <text:p text:style-name="P44"><text:span text:style-name="T28">UINT</text:span><text:span text:style-name="T29">16</text:span>: <text:s/><text:span text:style-name="T14">Number of values </text:span><text:span text:style-name="T19">in this sequence</text:span><text:span text:style-name="T14">. </text:span><text:span text:style-name="T18">N &gt;= 1.</text:span></text:p>
        </text:list-item>
        <text:list-item>
          <text:p text:style-name="P40"><text:span text:style-name="T9">UINT</text:span><text:span text:style-name="T12">16</text:span><text:span text:style-name="T9">: </text:span><text:span text:style-name="T10">(optional) </text:span><text:span text:style-name="T11">Values</text:span><text:span text:style-name="T9"> interval.</text:span> This is the time in milliseconds between two consecutive values in th<text:span text:style-name="T23">is </text:span><text:span text:style-name="T33">sequence</text:span>. <text:span text:style-name="T27">This field </text:span><text:span text:style-name="T30">should be included</text:span><text:span text:style-name="T27"> only if</text:span><text:span text:style-name="T33">f</text:span><text:span text:style-name="T27"> number of values &gt; 1.</text:span></text:p>
        </text:list-item>
        <text:list-item>
          <text:p text:style-name="P48"><text:span text:style-name="T5">[Any]…:</text:span><text:span text:style-name="T24"> <text:s/></text:span><text:span text:style-name="T33">The values in this sequence</text:span>. <text:span text:style-name="T33">The format of the values depends on the channel and is specified below.</text:span></text:p>
        </text:list-item>
      </text:list>
      <text:p text:style-name="P9"/>
      <text:p text:style-name="P9"/>
      <text:h text:style-name="P32" text:outline-level="2"><text:span text:style-name="T34">Marker</text:span> <text:span text:style-name="T23">Channel Data</text:span></text:h>
      <text:p text:style-name="P49"/>
      <text:list xml:id="list1889496461" text:style-name="L4">
        <text:list-item>
          <text:p text:style-name="P43"><text:span text:style-name="T6">C</text:span><text:span text:style-name="T4">hannel</text:span><text:span text:style-name="T2"> id </text:span><text:span text:style-name="T15"><text:s/>0x</text:span><text:span text:style-name="T20">07</text:span><text:span text:style-name="T15">.</text:span></text:p>
        </text:list-item>
      </text:list>
      <text:list xml:id="list3303182834" text:style-name="L7">
        <text:list-item>
          <text:p text:style-name="P46"><text:span text:style-name="T33">Sequence</text:span><text:span text:style-name="T25"> values: </text:span><text:span text:style-name="T20">String values. Each string is represented by a UINT8 value representing the number of characters (not including null termination) followed by UINT8 with the individual ASCII character in their order in the string. As of July 2023, the marker strings are subject to these constrains:</text:span></text:p>
          <text:list>
            <text:list-item>
              <text:p text:style-name="P47"><text:span text:style-name="T14">Length 1 to 30 ASCII characters.</text:span></text:p>
            </text:list-item>
            <text:list-item>
              <text:p text:style-name="P47"><text:span text:style-name="T14">Valid characters are alphanumeric (lower and upper case) as well as ‘-’, ‘_’, ‘.’, or ‘:’. <text:s/>Other characters can be supported if needed. </text:span></text:p>
            </text:list-item>
          </text:list>
        </text:list-item>
      </text:list>
      <text:p text:style-name="P37"/>
      <text:h text:style-name="Heading_20_2" text:outline-level="2">Load Cell <text:span text:style-name="T23">Channel</text:span><text:span text:style-name="T25">s</text:span></text:h>
      <text:p text:style-name="P21"/>
      <text:list xml:id="list221631090240639" text:continue-list="list1889496461" text:style-name="L4">
        <text:list-item>
          <text:p text:style-name="P42"><text:span text:style-name="T6">C</text:span><text:span text:style-name="T4">hannel</text:span><text:span text:style-name="T2"> id </text:span><text:span text:style-name="T15">in the range [0x11, 0x14]: </text:span></text:p>
        </text:list-item>
      </text:list>
      <table:table table:name="Table1" table:style-name="Table1">
        <table:table-column table:style-name="Table1.A"/>
        <table:table-column table:style-name="Table1.B"/>
        <table:table-row table:style-name="TableLine1672960844032">
          <table:table-cell table:style-name="Table1.A1" office:value-type="string">
            <text:p text:style-name="P26"><text:span text:style-name="T25">Channel</text:span> ID </text:p>
          </table:table-cell>
          <table:table-cell table:style-name="Table1.B1" office:value-type="string">
            <text:p text:style-name="P30">Channel Name</text:p>
          </table:table-cell>
        </table:table-row>
        <table:table-row table:style-name="TableLine1672960846208">
          <table:table-cell table:style-name="Table1.A2" office:value-type="string">
            <text:p text:style-name="P28">0x11</text:p>
          </table:table-cell>
          <table:table-cell table:style-name="Table1.B2" office:value-type="string">
            <text:p text:style-name="P28">“<text:span text:style-name="T25">LC1”</text:span></text:p>
          </table:table-cell>
        </table:table-row>
        <table:table-row table:style-name="TableLine1672960851920">
          <table:table-cell table:style-name="Table1.A2" office:value-type="string">
            <text:p text:style-name="P28">0x12</text:p>
          </table:table-cell>
          <table:table-cell table:style-name="Table1.B2" office:value-type="string">
            <text:p text:style-name="P28">“<text:span text:style-name="T25">LC2”</text:span></text:p>
          </table:table-cell>
        </table:table-row>
        <table:table-row table:style-name="TableLine1672960871232">
          <table:table-cell table:style-name="Table1.A2" office:value-type="string">
            <text:p text:style-name="P28">0x13</text:p>
          </table:table-cell>
          <table:table-cell table:style-name="Table1.B2" office:value-type="string">
            <text:p text:style-name="P28">“<text:span text:style-name="T25">LC3”</text:span></text:p>
          </table:table-cell>
        </table:table-row>
        <table:table-row table:style-name="TableLine1672960858448">
          <table:table-cell table:style-name="Table1.A2" office:value-type="string">
            <text:p text:style-name="P28">0x14</text:p>
          </table:table-cell>
          <table:table-cell table:style-name="Table1.B2" office:value-type="string">
            <text:p text:style-name="P28">“<text:span text:style-name="T25">LC4”</text:span></text:p>
          </table:table-cell>
        </table:table-row>
      </table:table>
      <text:p text:style-name="P22"/>
      <text:list xml:id="list4241334578" text:style-name="L5">
        <text:list-item>
          <text:p text:style-name="P41"><text:span text:style-name="T8">Sequence values</text:span><text:span text:style-name="T6">: </text:span><text:span text:style-name="T17">big endian int24 values representing the raw ADC reading.</text:span></text:p>
        </text:list-item>
      </text:list>
      <text:p text:style-name="P20"/>
      <text:h text:style-name="P31" text:outline-level="2"><text:span text:style-name="T23">T</text:span><text:span text:style-name="T25">h</text:span><text:span text:style-name="T23">ermistor</text:span> <text:span text:style-name="T23">Channel Data</text:span></text:h>
      <text:p text:style-name="P24"/>
      <text:list xml:id="list221631709090963" text:continue-list="list221631090240639" text:style-name="L4">
        <text:list-item>
          <text:p text:style-name="P42"><text:span text:style-name="T6">C</text:span><text:span text:style-name="T4">hannel</text:span><text:span text:style-name="T2"> id </text:span><text:span text:style-name="T15">in the range [0x</text:span><text:span text:style-name="T16">21</text:span><text:span text:style-name="T15">, 0x</text:span><text:span text:style-name="T16">25</text:span><text:span text:style-name="T15">]: </text:span></text:p>
        </text:list-item>
      </text:list>
      <table:table table:name="Table2" table:style-name="Table2">
        <table:table-column table:style-name="Table2.A"/>
        <table:table-column table:style-name="Table2.B"/>
        <text:soft-page-break/>
        <table:table-row table:style-name="TableLine1672960851104">
          <table:table-cell table:style-name="Table2.A1" office:value-type="string">
            <text:p text:style-name="P27"><text:span text:style-name="T25">Channel</text:span> ID </text:p>
          </table:table-cell>
          <table:table-cell table:style-name="Table2.B1" office:value-type="string">
            <text:p text:style-name="P27"><text:span text:style-name="T25">C</text:span>hannel <text:span text:style-name="T25">Name</text:span></text:p>
          </table:table-cell>
        </table:table-row>
        <table:table-row table:style-name="TableLine1672960872320">
          <table:table-cell table:style-name="Table2.A2" office:value-type="string">
            <text:p text:style-name="P28">0x<text:span text:style-name="T24">21</text:span></text:p>
          </table:table-cell>
          <table:table-cell table:style-name="Table2.B2" office:value-type="string">
            <text:p text:style-name="P30">“THRM1”</text:p>
          </table:table-cell>
        </table:table-row>
        <table:table-row table:style-name="TableLine1672960872592">
          <table:table-cell table:style-name="Table2.A2" office:value-type="string">
            <text:p text:style-name="P28">0x<text:span text:style-name="T24">2</text:span>2</text:p>
          </table:table-cell>
          <table:table-cell table:style-name="Table2.B2" office:value-type="string">
            <text:p text:style-name="P30">“THRM2”</text:p>
          </table:table-cell>
        </table:table-row>
        <table:table-row table:style-name="TableLine1672960869872">
          <table:table-cell table:style-name="Table2.A2" office:value-type="string">
            <text:p text:style-name="P28">0x<text:span text:style-name="T24">23</text:span></text:p>
          </table:table-cell>
          <table:table-cell table:style-name="Table2.B2" office:value-type="string">
            <text:p text:style-name="P30">“THRM3”</text:p>
          </table:table-cell>
        </table:table-row>
        <table:table-row table:style-name="TableLine1672960860896">
          <table:table-cell table:style-name="Table2.A2" office:value-type="string">
            <text:p text:style-name="P28">0x<text:span text:style-name="T24">24</text:span></text:p>
          </table:table-cell>
          <table:table-cell table:style-name="Table2.B2" office:value-type="string">
            <text:p text:style-name="P30">“THRM4”</text:p>
          </table:table-cell>
        </table:table-row>
        <table:table-row table:style-name="TableLine1672960871776">
          <table:table-cell table:style-name="Table2.A2" office:value-type="string">
            <text:p text:style-name="P29">0x<text:span text:style-name="T24">25</text:span></text:p>
          </table:table-cell>
          <table:table-cell table:style-name="Table2.B2" office:value-type="string">
            <text:p text:style-name="P30">“THRM5”</text:p>
          </table:table-cell>
        </table:table-row>
        <table:table-row table:style-name="TableLine1672960869600">
          <table:table-cell table:style-name="Table2.A2" office:value-type="string">
            <text:p text:style-name="P29">0x<text:span text:style-name="T24">26</text:span></text:p>
          </table:table-cell>
          <table:table-cell table:style-name="Table2.B2" office:value-type="string">
            <text:p text:style-name="P30">“THRM6”</text:p>
          </table:table-cell>
        </table:table-row>
      </table:table>
      <text:p text:style-name="P23"/>
      <text:list xml:id="list4235318914" text:style-name="L6">
        <text:list-item>
          <text:p text:style-name="P45"><text:span text:style-name="T33">Sequence</text:span><text:span text:style-name="T25"> values: </text:span><text:span text:style-name="T17">big endian int24 values representing the raw ADC reading.</text:span></text:p>
        </text:list-item>
      </text:list>
      <text:p text:style-name="P10"/>
      <text:p text:style-name="P9"/>
      <text:p text:style-name="P8"/>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31T22:16:30.023000000</dc:date>
    <meta:editing-duration>PT8H25M42S</meta:editing-duration>
    <meta:editing-cycles>10</meta:editing-cycles>
    <meta:generator>LibreOffice/7.1.3.2$Windows_X86_64 LibreOffice_project/47f78053abe362b9384784d31a6e56f8511eb1c1</meta:generator>
    <meta:document-statistic meta:table-count="2" meta:image-count="0" meta:object-count="0" meta:page-count="3" meta:paragraph-count="59" meta:word-count="544" meta:character-count="3146" meta:non-whitespace-character-count="2661"/>
  </office:meta>
</office:document-meta>
</file>